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12C0EBCC085.png" manifest:media-type="image/png"/>
  <manifest:file-entry manifest:full-path="Pictures/100000000000060000000400FABCA1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4b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366in" svg:y="-0.1201in" svg:width="4.0783in" svg:height="2.7783in" draw:z-index="0"><draw:image xlink:href="Pictures/100000000000060000000400FABCA117.png" xlink:type="simple" xlink:show="embed" xlink:actuate="onLoad" draw:mime-type="image/png"/></draw:frame><draw:frame draw:style-name="fr1" draw:name="Image1 Copy 1" text:anchor-type="char" svg:x="3.9409in" svg:y="-0.1201in" svg:width="4.0783in" svg:height="2.7783in" draw:z-index="1"><draw:image xlink:href="Pictures/100000000000060000000400FABCA117.png" xlink:type="simple" xlink:show="embed" xlink:actuate="onLoad" draw:mime-type="image/png"/></draw:frame><draw:frame draw:style-name="fr1" draw:name="Image1 Copy 2" text:anchor-type="char" svg:x="-0.1366in" svg:y="5.3043in" svg:width="4.0783in" svg:height="2.7783in" draw:z-index="2"><draw:image xlink:href="Pictures/100000000000060000000400FABCA117.png" xlink:type="simple" xlink:show="embed" xlink:actuate="onLoad" draw:mime-type="image/png"/></draw:frame><draw:frame draw:style-name="fr1" draw:name="Image1 Copy 3" text:anchor-type="char" svg:x="-0.1366in" svg:y="2.5264in" svg:width="4.0783in" svg:height="2.7783in" draw:z-index="3"><draw:image xlink:href="Pictures/100000000000060000000400FABCA117.png" xlink:type="simple" xlink:show="embed" xlink:actuate="onLoad" draw:mime-type="image/png"/></draw:frame><draw:frame draw:style-name="fr1" draw:name="Image1 Copy 4" text:anchor-type="char" svg:x="3.9417in" svg:y="5.3043in" svg:width="4.0783in" svg:height="2.7783in" draw:z-index="4"><draw:image xlink:href="Pictures/100000000000060000000400FABCA117.png" xlink:type="simple" xlink:show="embed" xlink:actuate="onLoad" draw:mime-type="image/png"/></draw:frame><draw:frame draw:style-name="fr1" draw:name="Image1 Copy 4 Copy 1" text:anchor-type="char" svg:x="3.9409in" svg:y="2.5264in" svg:width="4.0783in" svg:height="2.7783in" draw:z-index="5"><draw:image xlink:href="Pictures/100000000000060000000400FABCA117.png" xlink:type="simple" xlink:show="embed" xlink:actuate="onLoad" draw:mime-type="image/png"/></draw:frame><draw:frame draw:style-name="fr1" draw:name="Image1 Copy 4 Copy 2" text:anchor-type="char" svg:x="3.9409in" svg:y="8.3445in" svg:width="4.0783in" svg:height="2.7783in" draw:z-index="6"><draw:image xlink:href="Pictures/100000000000060000000400FABCA117.png" xlink:type="simple" xlink:show="embed" xlink:actuate="onLoad" draw:mime-type="image/png"/></draw:frame><draw:frame draw:style-name="fr1" draw:name="Image1 Copy 4 Copy 3" text:anchor-type="char" svg:x="-0.1366in" svg:y="8.3445in" svg:width="4.0783in" svg:height="2.7783in" draw:z-index="7"><draw:image xlink:href="Pictures/100000000000060000000400FABCA117.png" xlink:type="simple" xlink:show="embed" xlink:actuate="onLoad" draw:mime-type="image/png"/></draw:frame><draw:frame draw:style-name="fr1" draw:name="Image2" text:anchor-type="char" svg:x="5.3756in" svg:y="1.2752in" svg:width="1.128in" svg:height="1.1165in" draw:z-index="8"><draw:image xlink:href="Pictures/100000010000012F0000012C0EBCC085.png" xlink:type="simple" xlink:show="embed" xlink:actuate="onLoad" draw:mime-type="image/png"/></draw:frame><draw:frame draw:style-name="fr1" draw:name="Image2 Copy 1" text:anchor-type="char" svg:x="1.3339in" svg:y="1.289in" svg:width="1.128in" svg:height="1.1165in" draw:z-index="9"><draw:image xlink:href="Pictures/100000010000012F0000012C0EBCC085.png" xlink:type="simple" xlink:show="embed" xlink:actuate="onLoad" draw:mime-type="image/png"/></draw:frame><draw:frame draw:style-name="fr1" draw:name="Image2 Copy 2" text:anchor-type="char" svg:x="1.3339in" svg:y="3.9417in" svg:width="1.128in" svg:height="1.1165in" draw:z-index="10"><draw:image xlink:href="Pictures/100000010000012F0000012C0EBCC085.png" xlink:type="simple" xlink:show="embed" xlink:actuate="onLoad" draw:mime-type="image/png"/></draw:frame><draw:frame draw:style-name="fr1" draw:name="Image2 Copy 3" text:anchor-type="char" svg:x="5.3898in" svg:y="6.6917in" svg:width="1.128in" svg:height="1.1165in" draw:z-index="11"><draw:image xlink:href="Pictures/100000010000012F0000012C0EBCC085.png" xlink:type="simple" xlink:show="embed" xlink:actuate="onLoad" draw:mime-type="image/png"/></draw:frame><draw:frame draw:style-name="fr1" draw:name="Image2 Copy 3 Copy 1" text:anchor-type="char" svg:x="1.2925in" svg:y="9.3862in" svg:width="1.128in" svg:height="1.1165in" draw:z-index="12"><draw:image xlink:href="Pictures/100000010000012F0000012C0EBCC085.png" xlink:type="simple" xlink:show="embed" xlink:actuate="onLoad" draw:mime-type="image/png"/></draw:frame><draw:frame draw:style-name="fr1" draw:name="Image2 Copy 3 Copy 2" text:anchor-type="char" svg:x="5.3618in" svg:y="9.3583in" svg:width="1.128in" svg:height="1.1165in" draw:z-index="13"><draw:image xlink:href="Pictures/100000010000012F0000012C0EBCC085.png" xlink:type="simple" xlink:show="embed" xlink:actuate="onLoad" draw:mime-type="image/png"/></draw:frame><draw:frame draw:style-name="fr1" draw:name="Image2 Copy 3 Copy 3" text:anchor-type="char" svg:x="5.3898in" svg:y="3.9138in" svg:width="1.128in" svg:height="1.1165in" draw:z-index="14"><draw:image xlink:href="Pictures/100000010000012F0000012C0EBCC085.png" xlink:type="simple" xlink:show="embed" xlink:actuate="onLoad" draw:mime-type="image/png"/></draw:frame><draw:frame draw:style-name="fr1" draw:name="Image2 Copy 3 Copy 4" text:anchor-type="char" svg:x="1.3756in" svg:y="6.7193in" svg:width="1.128in" svg:height="1.1165in" draw:z-index="15"><draw:image xlink:href="Pictures/100000010000012F0000012C0EBCC0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4902in" fo:page-height="11.0098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1:01:47.996752865</meta:creation-date>
    <dc:date>2025-07-09T21:27:08.152529496</dc:date>
    <meta:editing-duration>PT21M8S</meta:editing-duration>
    <meta:editing-cycles>9</meta:editing-cycles>
    <meta:generator>LibreOffice/24.8.7.2$Linux_X86_64 LibreOffice_project/f4f281f562fb585d46b0af5755dfe1eb6adc047f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